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f.execute( final XMLConsumer consumer , ExpressionContext expressionContext , ExecutionContext executionContext , MacroContext macroContext , Event startEvent , Event endEv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f.If( ParsingContext parsingContext , StartElement raw , Attributes attrs , Stack stac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